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1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reformatted_20_Text">提起網路上無盡的資源，相信許多都市新貴們一定面露喜悅之情、且迫不及待地要和</text:p>
      <text:p text:style-name="Preformatted_20_Text">他人共享上網路尋寶的經驗。然而，這種新鮮的玩意兒可不是大人們獨享的權利哦！</text:p>
      <text:p text:style-name="Preformatted_20_Text">中華民國網路協會早在民國 80 年，便在清華大學以每月一次的方式免費教授 BBS </text:p>
      <text:p text:style-name="Preformatted_20_Text">課程，當時參加的大多是學生。目前更把對象擴及國小學童，期望能讓有心加強孩子</text:p>
      <text:p text:style-name="Preformatted_20_Text">電腦知識基礎的父母們，在琳瑯滿目的各種才藝班中，有一個不同的選擇。</text:p>
      <text:p text:style-name="Preformatted_20_Text">鑒於在國外利用網路進行教學已行之有年，許多小朋友也都是網路高手。然而，在台</text:p>
      <text:p text:style-name="Preformatted_20_Text">灣相關課程的教授卻是少之又少，故網協從83年開始便積極進行規劃小朋友的網路教</text:p>
      <text:p text:style-name="Preformatted_20_Text">育。這次，網協的課程安排主要分成兩大部分，一是認識 Internet WWW </text:p>
      <text:p text:style-name="Preformatted_20_Text">（ World Wild Web ），另一則是 BBS聰明之旅。</text:p>
      <text:p text:style-name="Preformatted_20_Text"/>
      <text:p text:style-name="Preformatted_20_Text">在 WWW 方面，主要是教授如何搜取資源、製作個人專頁（ HOME PAGE ）。在個人專</text:p>
      <text:p text:style-name="Preformatted_20_Text">頁上，除了可以透過小朋友精心設計的封面向國外的小網友作自我介紹外，小朋友還</text:p>
      <text:p text:style-name="Preformatted_20_Text">可以將個人自由創作的任何內容儲存在個人專頁中，無論是以聲音、圖畫、影像的形</text:p>
      <text:p text:style-name="Preformatted_20_Text">式，或是各種文字資料、如世界各地的兒童文學，個人文章創作，以及讀書心得等，</text:p>
      <text:p text:style-name="Preformatted_20_Text">就像是個人收藏的多功能剪貼簿一般，小朋友可以藉由觀摩他人的作品來促成文化交</text:p>
      <text:p text:style-name="Preformatted_20_Text">流。網協汪宗賢先生表示，希望能利用此管道來提升兒童的英文能力及拓展世界觀，</text:p>
      <text:p text:style-name="Preformatted_20_Text">也希望藉此機會向全球各地介紹這群來自台灣的小小電腦玩家，這是一種極為自然的</text:p>
      <text:p text:style-name="Preformatted_20_Text">國民外交方式。</text:p>
      <text:p text:style-name="Preformatted_20_Text"/>
      <text:p text:style-name="Preformatted_20_Text">而在教授 BBS 時，則以如何寄送信件、執行線上 CAI 教學為主。透過幾家大型商業</text:p>
      <text:p text:style-name="Preformatted_20_Text"><text:s/>BBS（如白日夢、 NEXT 、 HOPE-NET ）的技術支援，目前在這些站裡都已成立兒童</text:p>
      <text:p text:style-name="Preformatted_20_Text">專區，讓喜歡電腦的小朋友能齊聚一堂，就課業上、生活上或是電玩秘笈互相交換心</text:p>
      <text:p text:style-name="Preformatted_20_Text">得。另外，在網路上也能介紹兒童優良讀物給學童及父母，期望能讓這些地方成為另</text:p>
      <text:p text:style-name="Preformatted_20_Text">一個兒童樂園。</text:p>
      <text:p text:style-name="Preformatted_20_Text"/>
      <text:p text:style-name="Preformatted_20_Text">在實際教授過程中，兒童班和企業班的訴求是不同的。一般的企業界是學習如何利用</text:p>
      <text:p text:style-name="Preformatted_20_Text">網路進行各分公司間或具合作關係的友商之間傳送資料的工作；但對兒童而言，如何</text:p>
      <text:p text:style-name="Preformatted_20_Text">透過網路的互動進而增進學習的興趣，才是最大的課題。另外，兒童網路課程進行的</text:p>
      <text:p text:style-name="Preformatted_20_Text">方式一定要減少敘述，增加示範及實際操作的時間，如此小朋友才能掌握要領。</text:p>
      <text:p text:style-name="Preformatted_20_Text">而且由於上線步驟仍需要具有許多專門知識，因此參加的小朋友資格也被嚴格地限制</text:p>
      <text:p text:style-name="Preformatted_20_Text">。除了必須國小三年級以上，學過一年以上的英文，具電腦基礎外，還要通過網協的</text:p>
      <text:p text:style-name="Preformatted_20_Text">能力測驗，並以家中有電腦及數據機設備者為優先。</text:p>
      <text:p text:style-name="Preformatted_20_Text"/>
      <text:p text:style-name="Preformatted_20_Text">我們都知道網路是一個開放的空間，任何人、任何言論都可能進入，有人談政治敏感議</text:p>
      <text:p text:style-name="Preformatted_20_Text">題，有人談社會亂象，更有人談禁忌話語，正如目前大學生在 BBS 上談性、已經引起</text:p>
      <text:p text:style-name="Preformatted_20_Text">了重視。在目前尚未有效進行網路資源管理，也未將網路分級、分齡時，讓我們的學童</text:p>
      <text:p text:style-name="Preformatted_20_Text">太早接觸這多樣的資訊，是否可能對他們造成某種傷害？</text:p>
      <text:p text:style-name="Preformatted_20_Text"/>
      <text:p text:style-name="Preformatted_20_Text">畢竟現階段學英文又精通電腦的學童仍佔少數，在帶領他們進入此一浩瀚領域前，是否</text:p>
      <text:p text:style-name="Preformatted_20_Text">應先替他們打好基礎，逐步進行。若因過早學習而造成挫折感，只怕是將來難再彌補。</text:p>
      <text:p text:style-name="Preformatted_20_Text">目前學校硬體設施或師資培訓方面也都剛在起步階段，到全面實施可能尚須一段時間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>
  <office:font-face-decls>
    <style:font-face style:name="Mangal1" svg:font-family="Mangal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Microsoft YaHei" style:font-size-asian="12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細明體" style:font-size-asian="10pt" style:font-name-complex="Courier New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document-statistic meta:table-count="0" meta:image-count="0" meta:object-count="0" meta:page-count="1" meta:paragraph-count="36" meta:word-count="1195" meta:character-count="1273"/>
    <meta:generator>OpenOffice/4.1.1$Win32 OpenOffice.org_project/411m6$Build-9775</meta:generator>
  </office:meta>
</office:document-meta>
</file>